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761cm"/>
    </style:style>
    <style:style style:name="co3" style:family="table-column">
      <style:table-column-properties fo:break-before="auto" style:column-width="6.6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get</text:p>
          </table:table-cell>
          <table:table-cell table:style-name="Default" office:value-type="string" calcext:value-type="string">
            <text:p>/movies</text:p>
          </table:table-cell>
          <table:table-cell/>
        </table:table-row>
        <table:table-row table:style-name="ro1">
          <table:table-cell office:value-type="string" calcext:value-type="string">
            <text:p>post</text:p>
          </table:table-cell>
          <table:table-cell table:style-name="Default" office:value-type="string" calcext:value-type="string">
            <text:p>/movies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style-name="Default" office:value-type="string" calcext:value-type="string">
            <text:p>/movies</text:p>
          </table:table-cell>
          <table:table-cell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movies/{movieID}</text:p>
          </table:table-cell>
          <table:table-cell office:value-type="string" calcext:value-type="string">
            <text:p>get movie details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movies/{movieID}</text:p>
          </table:table-cell>
          <table:table-cell office:value-type="string" calcext:value-type="string">
            <text:p>post a new movie as admin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movies/{movieID}</text:p>
          </table:table-cell>
          <table:table-cell office:value-type="string" calcext:value-type="string">
            <text:p>delete a movie as admin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table:style-name="Default" office:value-type="string" calcext:value-type="string">
            <text:p>movies/{movieID}/ratings</text:p>
          </table:table-cell>
          <table:table-cell office:value-type="string" calcext:value-type="string">
            <text:p>get all ratings for movieID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movies/{movieID}/ratings/{criticId}</text:p>
          </table:table-cell>
          <table:table-cell office:value-type="string" calcext:value-type="string">
            <text:p>get movie ratings from criticA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movies/{movieID}/ratings/{criticId}</text:p>
          </table:table-cell>
          <table:table-cell office:value-type="string" calcext:value-type="string">
            <text:p>post <text:s/>movie ratingsfor movieID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movies/{movieID}/ratings/{criticId}</text:p>
          </table:table-cell>
          <table:table-cell office:value-type="string" calcext:value-type="string">
            <text:p>delete <text:s/>movie ratingsfor movieID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movies/users/{userID}/wishlist</text:p>
          </table:table-cell>
          <table:table-cell office:value-type="string" calcext:value-type="string">
            <text:p>get userID wishlist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movies/users/{userID}/wishlist/movies/{movieID}</text:p>
          </table:table-cell>
          <table:table-cell office:value-type="string" calcext:value-type="string">
            <text:p>add movieID to user userID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movies/users/{userID}/wishlist/movies/{movieID}</text:p>
          </table:table-cell>
          <table:table-cell office:value-type="string" calcext:value-type="string">
            <text:p>delete movieID to user userID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table:style-name="Default" office:value-type="string" calcext:value-type="string">
            <text:p>users/{userId}/movies/{movieID}</text:p>
          </table:table-cell>
          <table:table-cell office:value-type="string" calcext:value-type="string">
            <text:p>rent movie movieID as userID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table:style-name="Default" office:value-type="string" calcext:value-type="string">
            <text:p>users/{userId}/movies/{movieID}</text:p>
          </table:table-cell>
          <table:table-cell office:value-type="string" calcext:value-type="string">
            <text:p>update rent time or params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table:style-name="Default" office:value-type="string" calcext:value-type="string">
            <text:p>users/{userId}/movies/{movieID}</text:p>
          </table:table-cell>
          <table:table-cell office:value-type="string" calcext:value-type="string">
            <text:p>delete rented movi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 style:data-style-name="N2" text:time-value="17:08:02.7015460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28T16:45:16.551710175</meta:creation-date>
    <dc:date>2020-02-28T17:10:59.885605204</dc:date>
    <meta:editing-duration>PT14M16S</meta:editing-duration>
    <meta:editing-cycles>9</meta:editing-cycles>
    <meta:generator>LibreOffice/6.4.0.3$Linux_X86_64 LibreOffice_project/a0bff4025e9a3a1ad7a2bba561fd78d173e2dc11</meta:generator>
    <meta:document-statistic meta:table-count="1" meta:cell-count="45" meta:object-count="0"/>
  </office:meta>
</office:document-meta>
</file>